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alyzerType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ndlerConfig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Task.setOverwrite( boolean over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Task.execu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IndexTask.setUseCompoundIndex( boolean useCompound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Task.setIndex( File index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Task.Index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dexTask.addFileset( File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Task.setDocumentHandler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Config.setDynamicAttribute( String attribute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Task.indexDocs(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3">
            <text:p text:style-name="Table_20_Contents">23</text:p>
          </table:table-cell>
          <table:table-cell office:value-type="float" office:value="97">
            <text:p text:style-name="Table_20_Contents">97</text:p>
          </table:table-cell>
        </table:table-row>
        <table:table-row>
          <table:table-cell office:value-type="string">
            <text:p text:style-name="Table_20_Contents">IndexTask.setAnalyzerClass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Config.createDynamicElement( String 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Task.addConfig( HandlerConfig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dexTask.setAnalyzer( Analyzer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lyzerType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Task.setMergeFactor( int merge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